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f78" officeooo:paragraph-rsid="000b6f78"/>
    </style:style>
    <style:style style:name="P2" style:family="paragraph" style:parent-style-name="Standard">
      <style:text-properties officeooo:paragraph-rsid="000b6f78"/>
    </style:style>
    <style:style style:name="P3" style:family="paragraph" style:parent-style-name="Standard">
      <style:paragraph-properties fo:text-align="center" style:justify-single-word="false"/>
      <style:text-properties officeooo:paragraph-rsid="000b6f78"/>
    </style:style>
    <style:style style:name="P4" style:family="paragraph" style:parent-style-name="Standard">
      <style:text-properties officeooo:rsid="000b6f78" officeooo:paragraph-rsid="000b6f78"/>
    </style:style>
    <style:style style:name="P5" style:family="paragraph" style:parent-style-name="Standard">
      <style:text-properties officeooo:rsid="000c0a5f" officeooo:paragraph-rsid="000c0a5f"/>
    </style:style>
    <style:style style:name="P6" style:family="paragraph" style:parent-style-name="Standard">
      <style:text-properties officeooo:rsid="000e2bd9" officeooo:paragraph-rsid="000e2bd9"/>
    </style:style>
    <style:style style:name="T1" style:family="text">
      <style:text-properties fo:font-size="14pt" fo:font-weight="bold" officeooo:rsid="000b6f78" style:font-size-asian="14pt" style:font-weight-asian="bold" style:font-size-complex="14pt" style:font-weight-complex="bold"/>
    </style:style>
    <style:style style:name="T2" style:family="text">
      <style:text-properties fo:font-size="14pt" fo:font-weight="bold" officeooo:rsid="000d35f9"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Respostas do Lab 1 </text:span><text:span text:style-name="T2">para o</text:span><text:span text:style-name="T1"> Formulário Online</text:span></text:p>
      <text:p text:style-name="P1"/>
      <text:p text:style-name="P1">3 – Porque para o caso de execução do processo filho, o programa incrementa +1 no valor da variável. O mesmo não ocorre para o processo pai e, nesse momento, os dois processos já são “independentes” um do outro. Por isso, apesar de a variável ser global, ela é duplicada: uma para o processo pai e outra para o filho, isso quando seu valor passa a ser diferente para cada um não compartilhando mais do mesmo código (por isso as aspas em “independentes”, pois apesar de serem dois códigos, as informações iguais ainda podem ser compartilhadas para evitar duplicação).</text:p>
      <text:p text:style-name="P2"/>
      <text:p text:style-name="P1">4 – Isso ocorre porque a linha “mypid = getpid();” está sendo executada antes do fork().</text:p>
      <text:p text:style-name="P1"/>
      <text:p text:style-name="P5">5 – Sim, pai e filho estão no mesmo PGID.</text:p>
      <text:p text:style-name="P5"/>
      <text:p text:style-name="P6">8 – 8</text:p>
      <text:p text:style-name="P6"/>
      <text:p text:style-name="P6">9 - uploa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7T15:05:09.830830262</meta:creation-date>
    <dc:date>2021-11-28T19:22:53.990304847</dc:date>
    <meta:editing-duration>PT53M47S</meta:editing-duration>
    <meta:editing-cycles>2</meta:editing-cycles>
    <meta:generator>LibreOffice/6.4.7.2$Linux_X86_64 LibreOffice_project/40$Build-2</meta:generator>
    <meta:document-statistic meta:table-count="0" meta:image-count="0" meta:object-count="0" meta:page-count="1" meta:paragraph-count="6" meta:word-count="135" meta:character-count="753" meta:non-whitespace-character-count="620"/>
  </office:meta>
</office:document-meta>
</file>